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321100001197B0733D80.svm"/>
  <manifest:file-entry manifest:media-type="" manifest:full-path="Pictures/20000006000027720000520A440C4AF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fo:min-height="2cm"/>
    </style:style>
    <style:style style:name="pr2" style:family="presentation" style:parent-style-name="Domyślnie-title">
      <style:graphic-properties fo:min-height="3.256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outline1">
      <style:graphic-properties fo:min-height="13.609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title">
      <style:graphic-properties draw:auto-grow-height="true" fo:min-height="3.507cm"/>
    </style:style>
    <style:style style:name="pr7" style:family="presentation" style:parent-style-name="Domyślnie-outline1">
      <style:graphic-properties draw:auto-grow-height="true" fo:min-height="13.86cm"/>
    </style:style>
    <style:style style:name="P1" style:family="paragraph">
      <style:text-properties fo:font-family="Calibri" style:font-family-generic="swiss" style:font-pitch="variable" fo:font-size="66pt" style:font-size-asian="66pt" style:font-size-complex="66pt"/>
    </style:style>
    <style:style style:name="P2" style:family="paragraph">
      <style:text-properties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Calibri" style:font-family-generic="swiss" style:font-pitch="variable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alibri" style:font-family-generic="swiss" style:font-pitch="variable"/>
    </style:style>
    <style:style style:name="P8" style:family="paragraph">
      <style:paragraph-properties style:text-autospace="none"/>
    </style:style>
    <style:style style:name="P9" style:family="paragraph">
      <style:text-properties fo:font-family="Consolas" style:font-family-generic="modern" style:font-pitch="fixed" fo:font-size="18pt" style:font-size-asian="18pt" style:font-size-complex="18pt"/>
    </style:style>
    <style:style style:name="P10" style:family="paragraph">
      <style:paragraph-properties fo:text-align="start" style:text-autospace="none"/>
    </style:style>
    <style:style style:name="P11" style:family="paragraph">
      <style:paragraph-properties fo:text-align="justify"/>
      <style:text-properties fo:font-family="Consolas" style:font-family-generic="modern" style:font-pitch="fixed" fo:font-size="18pt" style:font-size-asian="18pt" style:font-size-complex="18pt"/>
    </style:style>
    <style:style style:name="P12" style:family="paragraph">
      <style:text-properties fo:font-family="Calibri" style:font-style-name="Regularna" style:font-family-generic="swiss" style:font-pitch="variable"/>
    </style:style>
    <style:style style:name="P13" style:family="paragraph">
      <style:text-properties fo:font-family="Calibri" style:font-style-name="Regularna" style:font-family-generic="swiss" style:font-pitch="variable" fo:font-size="36pt" style:font-size-asian="36pt" style:font-size-complex="36pt"/>
    </style:style>
    <style:style style:name="P14" style:family="paragraph">
      <style:text-properties fo:font-family="Calibri" style:font-family-generic="swiss" style:font-pitch="variable" fo:font-size="28pt" style:font-size-asian="28pt" style:font-size-complex="28pt"/>
    </style:style>
    <style:style style:name="T1" style:family="text">
      <style:text-properties fo:font-family="Calibri" style:font-family-generic="swiss" style:font-pitch="variable" fo:font-size="66pt" style:font-size-asian="66pt" style:font-size-complex="66pt"/>
    </style:style>
    <style:style style:name="T2" style:family="text">
      <style:text-properties fo:font-family="Calibri" style:font-family-generic="swiss" style:font-pitch="variable" fo:font-size="24pt" style:font-size-asian="24pt" style:font-size-complex="24pt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color="#000000" fo:font-family="Calibri" style:font-family-generic="swiss" style:font-pitch="variable" fo:font-size="22pt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5" style:family="text">
      <style:text-properties fo:color="#000000" fo:font-family="Consolas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" style:family="text">
      <style:text-properties fo:color="#000000" fo:font-family="Calibri" style:font-family-generic="swiss" style:font-pitch="variable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7" style:family="text">
      <style:text-properties fo:color="#000000" fo:font-family="Calibri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8" style:family="text">
      <style:text-properties fo:color="#000000" fo:font-family="Calibri" style:font-family-generic="swiss" style:font-pitch="variable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9" style:family="text">
      <style:text-properties fo:color="#000000" style:text-outline="false" style:text-line-through-style="none" fo:font-family="Calibri" style:font-family-generic="swiss" style:font-pitch="variable" fo:font-size="22pt" fo:font-style="normal" fo:text-shadow="none" style:text-underline-style="none" fo:font-weight="bold" style:letter-kerning="true" style:font-family-asian="'Courier New'" style:font-size-asian="22pt" style:font-style-asian="normal" style:font-weight-asian="bold" style:font-family-complex="'Courier New'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7f0055" style:text-outline="false" style:text-line-through-style="none" fo:font-family="Calibri" style:font-family-generic="swiss" style:font-pitch="variable" fo:font-size="22pt" fo:font-style="normal" fo:text-shadow="none" style:text-underline-style="none" fo:font-weight="bold" style:letter-kerning="true" style:font-family-asian="'Courier New'" style:font-size-asian="22pt" style:font-style-asian="normal" style:font-weight-asian="bold" style:font-family-complex="'Courier New'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fo:font-family="Calibri" style:font-family-generic="swiss" style:font-pitch="variable" fo:font-size="24pt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12" style:family="text">
      <style:text-properties fo:color="#7f0055" fo:font-family="Consolas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3" style:family="text">
      <style:text-properties fo:color="#2a00ff" fo:font-family="Consolas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4" style:family="text">
      <style:text-properties style:use-window-font-color="true" fo:font-family="Consolas" style:font-family-generic="modern" style:font-pitch="fixed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5" style:family="text">
      <style:text-properties fo:color="#000000" fo:font-family="Calibri" style:font-family-generic="swiss" style:font-pitch="variable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16" style:family="text">
      <style:text-properties style:use-window-font-color="true" fo:font-family="Calibri" style:font-family-generic="swiss" style:font-pitch="variable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17" style:family="text">
      <style:text-properties fo:color="#7f0055" fo:font-family="Consolas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8" style:family="text">
      <style:text-properties fo:color="#000000" fo:font-family="Consolas" style:font-family-generic="modern" style:font-pitch="fixed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9" style:family="text">
      <style:text-properties fo:color="#7f0055" fo:font-family="Consolas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0" style:family="text">
      <style:text-properties fo:color="#000000" fo:font-family="Consolas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" style:family="text">
      <style:text-properties fo:color="#000000" fo:font-family="Consolas" style:font-family-generic="modern" style:font-pitch="fixed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22" style:family="text">
      <style:text-properties fo:font-family="Calibri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3" style:family="text">
      <style:text-properties fo:font-family="Consolas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4" style:family="text">
      <style:text-properties fo:color="#3f7f5f" fo:font-family="Consolas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5" style:family="text">
      <style:text-properties fo:color="#3f7f5f" fo:font-family="Consolas" style:font-family-generic="modern" style:font-pitch="fixed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26" style:family="text">
      <style:text-properties fo:color="#7f0055" fo:font-family="Calibri" style:font-family-generic="swiss" style:font-pitch="variable" fo:font-size="18pt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27" style:family="text">
      <style:text-properties fo:color="#000000" fo:font-family="Calibri" style:font-family-generic="swiss" style:font-pitch="variable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28" style:family="text">
      <style:text-properties fo:color="#7f0055" style:text-outline="false" style:text-line-through-style="none" fo:font-family="Calibri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Consolas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0" style:family="text">
      <style:text-properties fo:color="#3f7f5f" fo:font-family="Consolas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1" style:family="text">
      <style:text-properties fo:color="#3f7f5f" style:text-outline="false" style:text-line-through-style="none" fo:font-family="Consolas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7f0055" fo:font-family="Calibri" style:font-family-generic="swiss" style:font-pitch="variable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33" style:family="text">
      <style:text-properties style:use-window-font-color="true" fo:font-family="Calibri" style:font-family-generic="swiss" style:font-pitch="variable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34" style:family="text">
      <style:text-properties fo:color="#7f0055" fo:font-family="Calibri" style:font-family-generic="swiss" style:font-pitch="variable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35" style:family="text">
      <style:text-properties fo:color="#7f0055" fo:font-family="Consolas" style:font-family-generic="modern" style:font-pitch="fixed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36" style:family="text">
      <style:text-properties fo:color="#000000" fo:font-family="Consolas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7" style:family="text">
      <style:text-properties fo:color="#000000" fo:font-family="Calibri" style:font-family-generic="swiss" style:font-pitch="variable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8" style:family="text">
      <style:text-properties fo:color="#7f0055" style:text-outline="false" style:text-line-through-style="none" fo:font-family="Calibri" style:font-family-generic="swiss" style:font-pitch="variable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2a00ff" fo:font-family="Consolas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0" style:family="text">
      <style:text-properties fo:color="#000000" fo:font-family="Calibri" style:font-style-name="Regularna" style:font-family-generic="swiss" style:font-pitch="variable" fo:font-size="18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41" style:family="text">
      <style:text-properties fo:color="#000000" style:text-outline="false" style:text-line-through-style="none" fo:font-family="Consolas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7f0055" style:text-outline="false" style:text-line-through-style="none" fo:font-family="Consolas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fo:font-family="Calibri" style:font-family-generic="swiss" style:font-pitch="variable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Calibri" style:font-family-generic="swiss" style:font-pitch="variable" fo:font-size="24pt" fo:font-style="normal" fo:text-shadow="none" style:text-underline-style="none" fo:font-weight="bold" style:letter-kerning="true" style:font-family-asian="'Courier New'" style:font-family-generic-asian="modern" style:font-pitch-asian="fixed" style:font-size-asian="24pt" style:font-style-asian="normal" style:font-weight-asian="bold" style:font-family-complex="'Courier New'" style:font-family-generic-complex="modern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use-window-font-color="true" fo:font-family="Calibri" style:font-family-generic="swiss" style:font-pitch="variable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48" style:family="text">
      <style:text-properties fo:color="#2a00ff" fo:font-family="Consolas" style:font-family-generic="modern" style:font-pitch="fixed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49" style:family="text">
      <style:text-properties fo:color="#000000" style:text-outline="false" style:text-line-through-style="none" fo:font-family="Consolas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2a00ff" style:text-outline="false" style:text-line-through-style="none" fo:font-family="Consolas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family="Consolas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2" style:family="text">
      <style:text-properties fo:font-family="Calibri" style:font-style-name="Regularna" style:font-family-generic="swiss" style:font-pitch="variable"/>
    </style:style>
    <style:style style:name="T53" style:family="text">
      <style:text-properties fo:color="#000000" fo:font-family="Calibri" style:font-family-generic="swiss" style:font-pitch="variable" fo:font-size="36pt" style:font-family-asian="'Courier New'" style:font-family-generic-asian="modern" style:font-pitch-asian="fixed" style:font-size-asian="36pt" style:font-family-complex="'Courier New'" style:font-family-generic-complex="modern" style:font-pitch-complex="fixed" style:font-size-complex="36pt"/>
    </style:style>
    <style:style style:name="T54" style:family="text">
      <style:text-properties fo:font-family="Calibri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5.199cm" svg:height="2.846cm" svg:x="1cm" svg:y="9.577cm" presentation:class="title" presentation:user-transformed="true">
          <draw:text-box>
            <text:p><text:span text:style-name="T1">krótkie wprowadzenie</text:span></text:p>
          </draw:text-box>
        </draw:frame>
        <draw:frame presentation:style-name="pr2" draw:text-style-name="P2" draw:layer="layout" svg:width="25.199cm" svg:height="3.256cm" svg:x="12.162cm" svg:y="18.755cm" presentation:class="title" presentation:user-transformed="true">
          <draw:text-box>
            <text:p><text:span text:style-name="T2">by Arkadiusz Hiler</text:span></text:p>
          </draw:text-box>
        </draw:frame>
        <draw:frame presentation:style-name="pr2" draw:text-style-name="P2" draw:layer="layout" svg:width="25.199cm" svg:height="3.256cm" svg:x="1.262cm" svg:y="18.811cm" presentation:class="title" presentation:user-transformed="true">
          <draw:text-box>
            <text:p><text:span text:style-name="T2">JAG</text:span><text:span text:style-name="T2"><text:line-break/></text:span><text:span text:style-name="T2">ETI PG</text:span><text:span text:style-name="T2"><text:line-break/></text:span><text:span text:style-name="T2"/></text:p>
          </draw:text-box>
        </draw:frame>
        <draw:frame draw:style-name="gr1" draw:text-style-name="P3" draw:layer="layout" svg:width="12.816cm" svg:height="4.502cm" svg:x="6.999cm" svg:y="5.499cm">
          <draw:image xlink:href="Pictures/200000060000321100001197B0733D80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Kto używa?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id="id1"><text:span text:style-name="T3">GridGain - DSL for cloud computing,</text:span></text:p>
              </text:list-item>
              <text:list-item>
                <text:p text:id="id2"><text:span text:style-name="T3">Twitter – backend + nowe elementy infrastruktury,</text:span></text:p>
              </text:list-item>
              <text:list-item>
                <text:p text:id="id3"><text:span text:style-name="T3">Forsquare – popularny serwis – geolokacja,</text:span></text:p>
              </text:list-item>
              <text:list-item>
                <text:p text:id="id4"><text:span text:style-name="T3">The Guardian w Open Platform,</text:span></text:p>
              </text:list-item>
              <text:list-item>
                <text:p text:id="id5"><text:span text:style-name="T3">Apache Camel – DSL for routing rules,</text:span></text:p>
              </text:list-item>
              <text:list-item>
                <text:p text:id="id6"><text:span text:style-name="T3">Sony Pictur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Co mamy?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id="id7"><text:span text:style-name="T3">Lift,</text:span></text:p>
              </text:list-item>
              <text:list-item>
                <text:p text:id="id8"><text:span text:style-name="T3">Play!,</text:span></text:p>
              </text:list-item>
              <text:list-item>
                <text:p text:id="id9"><text:span text:style-name="T3">Specs, ScalaCheck, ScalaTest, SUnit,</text:span></text:p>
              </text:list-item>
              <text:list-item>
                <text:p text:id="id10"><text:span text:style-name="T3">Eclipse Plugin (3.5, do 3.6 nightly builds),</text:span></text:p>
              </text:list-item>
              <text:list-item>
                <text:p text:id="id11"><text:span text:style-name="T3">tonę innych rzeczy o których nie wiem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Charakterystka</text:span></text:p>
          </draw:text-box>
        </draw:frame>
        <draw:frame presentation:style-name="pr4" draw:text-style-name="P7" draw:layer="layout" svg:width="25.199cm" svg:height="14.421cm" svg:x="1.4cm" svg:y="4.314cm" presentation:class="outline" presentation:user-transformed="true">
          <draw:text-box>
            <text:list text:style-name="L2">
              <text:list-item>
                <text:p text:id="id12" text:style-name="P6"><text:span text:style-name="T3">Łączy aspekty programowania imperatywnego i funkcjonalnego.</text:span></text:p>
              </text:list-item>
              <text:list-item>
                <text:p text:id="id13" text:style-name="P6"><text:span text:style-name="T3">Bezbolesny model współbiezności (concurrency) oparty o aktorów.</text:span></text:p>
              </text:list-item>
              <text:list-item>
                <text:p text:id="id14" text:style-name="P6"><text:span text:style-name="T3">Projektowana pod Java Platform. Łatwa integracja z istniejącymi rozwiązaniami (statyczne typowanie, podział na klasy, …).</text:span></text:p>
              </text:list-item>
              <text:list-item>
                <text:p text:id="id15" text:style-name="P6"><text:span text:style-name="T3">Łączenie i rozszerzanie kodu w obie stron.</text:span></text:p>
              </text:list-item>
              <text:list-item>
                <text:p text:id="id16" text:style-name="P6"><text:span text:style-name="T3">Interpreter (skrypt + interaktywny shell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3">Porównanie z Java</text:span></text:p>
          </draw:text-box>
        </draw:frame>
        <draw:frame presentation:style-name="pr7" draw:text-style-name="P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id="id17"><text:span text:style-name="T3">w pełni obiektowa,</text:span></text:p>
              </text:list-item>
              <text:list-item>
                <text:p text:id="id18"><text:span text:style-name="T3">przeciążanie operatorów,</text:span></text:p>
              </text:list-item>
              <text:list-item>
                <text:p text:id="id19"><text:span text:style-name="T3">„</text:span><text:span text:style-name="T3">wielodziedziczenie” (traits, model mixinowy),</text:span></text:p>
              </text:list-item>
              <text:list-item>
                <text:p text:id="id20"><text:span text:style-name="T3">funkcje anonimowe,</text:span></text:p>
                <text:p><text:span text:style-name="T3"/></text:p>
              </text:list-item>
            </text:list>
          </draw:text-box>
        </draw:frame>
        <draw:frame presentation:style-name="pr4" draw:text-style-name="P5" draw:layer="layout" svg:width="12.296cm" svg:height="13.609cm" svg:x="14.204cm" svg:y="4.891cm" presentation:class="outline" presentation:user-transformed="true">
          <draw:text-box>
            <text:list text:style-name="L2">
              <text:list-item>
                <text:p text:id="id21"><text:span text:style-name="T3">minimalistyczny rdzeń języka,</text:span></text:p>
              </text:list-item>
              <text:list-item>
                <text:p text:id="id22"><text:span text:style-name="T3">rozszerzalna - smalltalkowe podejście,</text:span></text:p>
              </text:list-item>
              <text:list-item>
                <text:p text:id="id23"><text:span text:style-name="T3">gęstszy kod.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1" draw:text-style-name="P3" draw:layer="layout" svg:width="10.097cm" svg:height="21.001cm" svg:x="8.904cm" svg:y="-0.001cm">
          <draw:image xlink:href="Pictures/20000006000027720000520A440C4AF8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Specyfika Języka</text:span></text:p>
          </draw:text-box>
        </draw:frame>
        <draw:frame presentation:style-name="pr4" draw:text-style-name="P9" draw:layer="layout" svg:width="25.199cm" svg:height="15.35cm" svg:x="1.301cm" svg:y="4cm" presentation:class="outline" presentation:user-transformed="true">
          <draw:text-box>
            <text:p text:id="id24" text:style-name="P8"><text:span text:style-name="T4">Brak typów primitywnych widzianych dla programisty. Pod maską kryje się typ primitywny opakowywany w razie potrzeby – nie ma tu utraty wydajności. Tylko referencje. </text:span></text:p>
            <text:p text:id="id25" text:style-name="P8"><text:span text:style-name="T4">Tuple do zwracania wielu wartości (jak w Pythonie):</text:span></text:p>
            <text:p text:id="id26" text:style-name="P8"><text:span text:style-name="T5">(1, 2, 3)</text:span><text:span text:style-name="T6"> </text:span><text:span text:style-name="T7"><text:line-break/></text:span><text:span text:style-name="T7">Odwołujemy się do elementu: </text:span><text:span text:style-name="T5">tuple._2</text:span></text:p>
            <text:p text:id="id27"><text:span text:style-name="T4">Rolę </text:span><text:span text:style-name="T8">void</text:span><text:span text:style-name="T4"> pełni</text:span><text:span text:style-name="T9"> </text:span><text:span text:style-name="T10">Unit</text:span><text:span text:style-name="T4">.</text:span><text:span text:style-name="T4"><text:line-break/></text:span><text:span text:style-name="T4">Zamiast </text:span><text:span text:style-name="T8">this</text:span><text:span text:style-name="T4"> używamy</text:span><text:span text:style-name="T9"> </text:span><text:span text:style-name="T10">self</text:span><text:span text:style-name="T4">.</text:span></text:p>
            <text:p text:id="id28" text:style-name="P8"><text:span text:style-name="T4">Metoda (funkcja) jeśli coś zwraca to zwraca wartość ostatniego wyrażenia w ciele (nie trzeba używać return).</text:span></text:p>
            <text:p text:id="id29" text:style-name="P8"><text:span text:style-name="T4">Domyślnie importowana jest zawartość pakietu java.lang</text:span></text:p>
            <text:p text:id="id30" text:style-name="P8"><text:span text:style-name="T4">Wynikiem przypisania jest Unit, więc a = b = c nie działa tak jak w Javie.</text:span></text:p>
            <text:p text:id="id31" text:style-name="P8"><text:span text:style-name="T4">== jest final i <text:s/>porównuje wartości (wywołuje equals()), eq() od referencj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Referencje</text:span></text:p>
          </draw:text-box>
        </draw:frame>
        <draw:frame presentation:style-name="pr4" draw:text-style-name="P9" draw:layer="layout" svg:width="25.199cm" svg:height="15.19cm" svg:x="1.4cm" svg:y="4.414cm" presentation:class="outline" presentation:user-transformed="true">
          <draw:text-box>
            <text:p text:id="id32" text:style-name="P8"><text:span text:style-name="T8">Referencje:</text:span><text:span text:style-name="T11"> <text:s/></text:span></text:p>
            <text:p text:id="id33" text:style-name="P8"><text:span text:style-name="T12">val</text:span><text:span text:style-name="T5"> frame: JFrame = </text:span><text:span text:style-name="T12">new</text:span><text:span text:style-name="T5"> JFrame(</text:span><text:span text:style-name="T13">"Hello world!"</text:span><text:span text:style-name="T5">)</text:span></text:p>
            <text:p text:id="id34" text:style-name="P8"><text:span text:style-name="T7">Dozwolony zapis w stylu:</text:span><text:span text:style-name="T7"><text:line-break/></text:span><text:span text:style-name="T12">val</text:span><text:span text:style-name="T5"> button = </text:span><text:span text:style-name="T12">new</text:span><text:span text:style-name="T5"> JButton(</text:span><text:span text:style-name="T13">"Klick Me!"</text:span><text:span text:style-name="T5">)</text:span></text:p>
            <text:p text:id="id35" text:style-name="P8"><text:span text:style-name="T7">Tam gdzie to możliwe kompilator nas wyręcza i odgaduje typ z kontekstu.</text:span></text:p>
            <text:p text:id="id36" text:style-name="P8"><text:span text:style-name="T12">val </text:span><text:span text:style-name="T14">– constant ref (final)</text:span><text:span text:style-name="T14"><text:line-break/></text:span><text:span text:style-name="T12">var </text:span><text:span text:style-name="T14">– można zmieniać to na co wskazuje</text:span></text:p>
            <text:p text:id="id37" text:style-name="P8"><text:span text:style-name="T15">Multiprzypisanie:</text:span><text:span text:style-name="T15"><text:line-break/></text:span><text:span text:style-name="T12">val</text:span><text:span text:style-name="T5"> (b1, b2, b3) = tupleReturningMeth</text:span></text:p>
            <text:p text:id="id38" text:style-name="P8"><text:span text:style-name="T16">Inicjowanie domyślnymi wartościami:</text:span><text:span text:style-name="T17"><text:line-break/></text:span><text:span text:style-name="T12">val </text:span><text:span text:style-name="T18">st: String = _</text:span></text:p>
            <text:p text:id="id39" text:style-name="P8"><text:span text:style-name="T8">Czytelność:</text:span></text:p>
            <text:p text:id="id40" text:style-name="P8"><text:span text:style-name="T19">v</text:span><text:span text:style-name="T12">al</text:span><text:span text:style-name="T5"> fancyref: GenericClassWithLongName[Type1, Type2[Type3]]</text:span><text:span text:style-name="T20"><text:line-break/></text:span><text:span text:style-name="T21"><text:line-break/></text:span><text:span text:style-name="T15">Czemu tak? To co najpopularniejsze, nie zawsze najlepsz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Więcej kodu, mniej znaków</text:span></text:p>
          </draw:text-box>
        </draw:frame>
        <draw:frame presentation:style-name="pr4" draw:text-style-name="P9" draw:layer="layout" svg:width="25.199cm" svg:height="13.891cm" svg:x="1.4cm" svg:y="4.914cm" presentation:class="outline" presentation:user-transformed="true">
          <draw:text-box>
            <text:p text:id="id41" text:style-name="P8"><text:span text:style-name="T8">Opcjonalne średniki (\n jest wystarczającym separatorem): </text:span><text:span text:style-name="T11"><text:s/></text:span></text:p>
            <text:p text:id="id42" text:style-name="P8"><text:span text:style-name="T5">frame.getContentPane.add(button)</text:span><text:span text:style-name="T5"><text:line-break/></text:span><text:span text:style-name="T5">frame.setDefaultCloseOperation(JFrame.EXIT_ON_CLOSE)</text:span><text:span text:style-name="T5"><text:line-break/></text:span><text:span text:style-name="T5">frame.pack</text:span></text:p>
            <text:p text:style-name="P8"><text:span text:style-name="T11"/></text:p>
            <text:p text:id="id43" text:style-name="P8"><text:span text:style-name="T8">Notacja infiksowa:</text:span></text:p>
            <text:p text:id="id44" text:style-name="P8"><text:span text:style-name="T22">Wywołanie metody przyjmującej jeden parametr zamiast:</text:span></text:p>
            <text:p text:id="id45" text:style-name="P8"><text:span text:style-name="T23">a1.meth(a2)</text:span></text:p>
            <text:p text:id="id46" text:style-name="P8"><text:span text:style-name="T22">Możemy zapisać:</text:span></text:p>
            <text:p text:id="id47" text:style-name="P8"><text:span text:style-name="T23">a1 meth a2</text:span></text:p>
            <text:p text:id="id48" text:style-name="P8"><text:span text:style-name="T22">Stąd już tylko krok do naturalnego przeciążania operatorów.</text:span></text:p>
            <text:p text:id="id49" text:style-name="P8"><text:span text:style-name="T22">Przy większej ilości operatorów trzeba używać (), kropka jest opcjonalna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Klasy, obiekty i metody</text:span></text:p>
          </draw:text-box>
        </draw:frame>
        <draw:frame presentation:style-name="pr4" draw:text-style-name="P11" draw:layer="layout" svg:width="25.199cm" svg:height="16.887cm" svg:x="1.4cm" svg:y="3.514cm" presentation:class="outline" presentation:user-transformed="true">
          <draw:text-box>
            <text:p text:id="id50" text:style-name="P8"><text:span text:style-name="T8">Klasa:</text:span><text:span text:style-name="T4"> <text:s/></text:span></text:p>
            <text:p text:id="id51" text:style-name="P8"><text:span text:style-name="T19">c</text:span><text:span text:style-name="T12">lass</text:span><text:span text:style-name="T5"> SampleClass {</text:span><text:span text:style-name="T24"> kod... </text:span><text:span text:style-name="T5">}</text:span><text:span text:style-name="T5"><text:line-break/></text:span><text:span text:style-name="T12">new</text:span><text:span text:style-name="T18"> SampleClass </text:span><text:span text:style-name="T25">//nawiasy potrzebne, tylko jeśli wywołujemy konstruktor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/>przyjmując parametry</text:span></text:p>
            <text:p text:id="id52" text:style-name="P8"><text:span text:style-name="T8">Brak elementów statycznych (nieobiektowe), zamiast tego singleton:</text:span></text:p>
            <text:p text:id="id53" text:style-name="P8"><text:span text:style-name="T12">object</text:span><text:span text:style-name="T5"> SampleClass {</text:span><text:span text:style-name="T24"> kod... </text:span><text:span text:style-name="T23">}</text:span></text:p>
            <text:p text:id="id54" text:style-name="P10"><text:span text:style-name="T7">Pełna obiektowość. Wzorzec singletona na poziomie języka. Instancja tworzona podczas pierwszego użycia i pilnowana przez kompilator. Odwołujemy się po nazwie obiektu. Singleton i klasa mogą współistnieć „companion object”, dostęp do prywatnych pól, itp.</text:span></text:p>
            <text:p text:id="id55"><text:span text:style-name="T7">Wszystko jest domyślnie </text:span><text:span text:style-name="T26">public</text:span><text:span text:style-name="T27">.</text:span><text:span text:style-name="T27"><text:line-break/></text:span><text:span text:style-name="T15">Znaczenie </text:span><text:span text:style-name="T28">protected</text:span><text:span text:style-name="T15"> jak w C++.</text:span><text:span text:style-name="T15"><text:line-break/></text:span><text:span text:style-name="T15">SampleClass(params) → SampleClass.apply(params)</text:span></text:p>
            <text:p text:id="id56" text:style-name="P8"><text:span text:style-name="T8">Metody:</text:span></text:p>
            <text:p text:id="id57"><text:span text:style-name="T19">def</text:span><text:span text:style-name="T29"> method {</text:span><text:span text:style-name="T30"> kod... </text:span><text:span text:style-name="T29">} </text:span><text:span text:style-name="T31">//metoda bezargumentowa</text:span><text:span text:style-name="T29"><text:line-break/></text:span><text:span text:style-name="T31">//parametry, będzie coś zwracać (=), kompilator zgaduje:</text:span><text:span text:style-name="T29"><text:line-break/></text:span><text:span text:style-name="T19">def</text:span><text:span text:style-name="T29"> meth(arg1: Int) = {</text:span><text:span text:style-name="T30"> kod... </text:span><text:span text:style-name="T29">} </text:span><text:span text:style-name="T29"><text:line-break/></text:span><text:span text:style-name="T30">//co zwraca podano w prost, tu para:</text:span><text:span text:style-name="T29"><text:line-break/></text:span><text:span text:style-name="T19">override def</text:span><text:span text:style-name="T29"> meth(arg1: Int): (Int, String) = {</text:span><text:span text:style-name="T30"> kod... </text:span><text:span text:style-name="T2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Klasy, obiekty i metody</text:span></text:p>
          </draw:text-box>
        </draw:frame>
        <draw:frame presentation:style-name="pr4" draw:text-style-name="P11" draw:layer="layout" svg:width="25.199cm" svg:height="17.292cm" svg:x="1.4cm" svg:y="3.514cm" presentation:class="outline" presentation:user-transformed="true">
          <draw:text-box>
            <text:p text:id="id58" text:style-name="P8"><text:span text:style-name="T8">Konstruktor domyślny w definicji klasy: </text:span></text:p>
            <text:p text:id="id59" text:style-name="P8"><text:span text:style-name="T19">c</text:span><text:span text:style-name="T12">lass</text:span><text:span text:style-name="T5"> SampleClass(</text:span><text:span text:style-name="T12">var </text:span><text:span text:style-name="T5">zm: Int, </text:span><text:span text:style-name="T12">val </text:span><text:span text:style-name="T5">st: Int) { </text:span><text:span text:style-name="T5"><text:line-break/></text:span><text:span text:style-name="T5"><text:tab/></text:span><text:span text:style-name="T24">//kod wykonywany przy konstrukcji klasy bezpośrednio tutaj... </text:span><text:span text:style-name="T24"><text:line-break/></text:span><text:span text:style-name="T5">}</text:span></text:p>
            <text:p text:id="id60" text:style-name="P8"><text:span text:style-name="T7">To co podajemy dostajemy jako pola:</text:span><text:span text:style-name="T7"><text:line-break/></text:span><text:span text:style-name="T32">val</text:span><text:span text:style-name="T16"> – final, dostajemy getter w konwncji scinstance.st</text:span><text:span text:style-name="T32"><text:line-break/></text:span><text:span text:style-name="T32">var</text:span><text:span text:style-name="T33"> </text:span><text:span text:style-name="T16">– getter jak wyżej, setter scinstance.zm =</text:span></text:p>
            <text:p text:id="id61" text:style-name="P8"><text:span text:style-name="T16">Można w stylu JavaBeans:</text:span><text:span text:style-name="T34"><text:line-break/></text:span><text:span text:style-name="T14">@scala.reflect.BeanProperty</text:span><text:span text:style-name="T35"> </text:span><text:span text:style-name="T12">var </text:span><text:span text:style-name="T14">x: Int</text:span></text:p>
            <text:p text:id="id62" text:style-name="P8"><text:span text:style-name="T7">settery i getery, pola domyślnie są private</text:span></text:p>
            <text:p text:id="id63" text:style-name="P8"><text:span text:style-name="T8">Własny, dodatkowy konstruktor:</text:span></text:p>
            <text:p text:id="id64" text:style-name="P8"><text:span text:style-name="T19">c</text:span><text:span text:style-name="T12">lass</text:span><text:span text:style-name="T36"> </text:span><text:span text:style-name="T18">SampleClass(</text:span><text:span text:style-name="T12">var </text:span><text:span text:style-name="T18">zm: String,</text:span><text:span text:style-name="T36"> </text:span><text:span text:style-name="T12">val</text:span><text:span text:style-name="T35"> </text:span><text:span text:style-name="T18">st: Integer) {</text:span><text:span text:style-name="T25"> </text:span><text:span text:style-name="T25"><text:line-break/></text:span><text:span text:style-name="T25"><text:tab/></text:span><text:span text:style-name="T12">private var </text:span><text:span text:style-name="T14">str: String = _ </text:span><text:span text:style-name="T25">//dostaniemy prywatny geter i seter</text:span><text:span text:style-name="T25"><text:line-break/></text:span><text:span text:style-name="T25"><text:tab/></text:span><text:span text:style-name="T25">//kod domyślnego konstruktora bezpośrednio tu</text:span><text:span text:style-name="T25"><text:line-break/></text:span><text:span text:style-name="T25"><text:tab/></text:span><text:span text:style-name="T25">//poniżej kod konstruktora „dodatkowego”</text:span><text:span text:style-name="T25"><text:line-break/></text:span><text:span text:style-name="T25"><text:tab/></text:span><text:span text:style-name="T12">def this</text:span><text:span text:style-name="T18">(zm: Int, st: Int, strin: String ) {</text:span><text:span text:style-name="T18"><text:line-break/></text:span><text:span text:style-name="T18"><text:tab/></text:span><text:span text:style-name="T18"><text:tab/></text:span><text:span text:style-name="T12">this </text:span><text:span text:style-name="T18">(zm, st)</text:span><text:span text:style-name="T18"><text:line-break/></text:span><text:span text:style-name="T18"><text:tab/></text:span><text:span text:style-name="T18"><text:tab/></text:span><text:span text:style-name="T18">str = strin</text:span><text:span text:style-name="T25"><text:line-break/></text:span><text:span text:style-name="T25"><text:tab/></text:span><text:span text:style-name="T18">}</text:span><text:span text:style-name="T25"><text:line-break/></text:span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Dziedziczenie</text:span></text:p>
          </draw:text-box>
        </draw:frame>
        <draw:frame presentation:style-name="pr4" draw:text-style-name="P11" draw:layer="layout" svg:width="25.199cm" svg:height="15.668cm" svg:x="1.4cm" svg:y="3.514cm" presentation:class="outline" presentation:user-transformed="true">
          <draw:text-box>
            <text:p text:id="id65" text:style-name="P8"><text:span text:style-name="T37">Jak dziedziczyć:</text:span></text:p>
            <text:p text:id="id66" text:style-name="P8"><text:span text:style-name="T19">c</text:span><text:span text:style-name="T12">lass</text:span><text:span text:style-name="T5"> Sam(</text:span><text:span text:style-name="T12">var </text:span><text:span text:style-name="T5">zm: Int, </text:span><text:span text:style-name="T12">val </text:span><text:span text:style-name="T5">st: Int) { }</text:span><text:span text:style-name="T5"><text:line-break/></text:span><text:span text:style-name="T19">c</text:span><text:span text:style-name="T12">lass</text:span><text:span text:style-name="T5"> Dsc(</text:span><text:span text:style-name="T12">override var </text:span><text:span text:style-name="T5">zm: Int, </text:span><text:span text:style-name="T12">override val </text:span><text:span text:style-name="T5">st: Int, </text:span><text:span text:style-name="T12">val </text:span><text:span text:style-name="T5">az: Int)</text:span><text:span text:style-name="T19"> extends</text:span><text:span text:style-name="T5"> </text:span><text:span text:style-name="T5"><text:tab/></text:span><text:span text:style-name="T5"><text:tab/></text:span><text:span text:style-name="T5"> <text:s text:c="6"/>Sam(zm, st) { }</text:span></text:p>
            <text:p text:id="id67"><text:span text:style-name="T7">Tylko główny konstruktor może przekazywać parametry do konstruktora klasy bazowej.</text:span><text:span text:style-name="T7"><text:line-break/></text:span><text:span text:style-name="T7">Po </text:span><text:span text:style-name="T38">Any</text:span><text:span text:style-name="T7"> dziedziczą wszystkie klasy (analogicznie do </text:span><text:span text:style-name="T27">Object</text:span><text:span text:style-name="T7">).</text:span></text:p>
            <text:p text:id="id68" text:style-name="P8"><text:span text:style-name="T8">Traits:</text:span></text:p>
            <text:p text:id="id69" text:style-name="P8"><text:span text:style-name="T12">trait</text:span><text:span text:style-name="T5"> Worker {</text:span><text:span text:style-name="T5"><text:line-break/></text:span><text:span text:style-name="T5"><text:tab/></text:span><text:span text:style-name="T12">val</text:span><text:span text:style-name="T5"> name</text:span><text:span text:style-name="T29">: String; </text:span><text:span text:style-name="T30">//nie inicjujemy, abstract</text:span><text:span text:style-name="T30"><text:line-break/></text:span><text:span text:style-name="T30"><text:tab/></text:span><text:span text:style-name="T19">def</text:span><text:span text:style-name="T29"> work = print(name + </text:span><text:span text:style-name="T39">"pracuje"</text:span><text:span text:style-name="T29">) </text:span><text:span text:style-name="T30">//można nadpisać</text:span><text:span text:style-name="T30"><text:line-break/></text:span><text:span text:style-name="T29">}</text:span></text:p>
            <text:p text:id="id70" text:style-name="P8"><text:span text:style-name="T12">class</text:span><text:span text:style-name="T5"> Constuctor </text:span><text:span text:style-name="T12">extends</text:span><text:span text:style-name="T5"> </text:span><text:span text:style-name="T29">Human </text:span><text:span text:style-name="T12">with</text:span><text:span text:style-name="T5"> Worker</text:span></text:p>
            <text:p text:id="id71" text:style-name="P8"><text:span text:style-name="T40">Dostajemy typ referencji.</text:span></text:p>
            <text:p text:id="id72" text:style-name="P8"><text:span text:style-name="T40">Mieszanie na poziomie instancji:</text:span><text:span text:style-name="T40"><text:line-break/></text:span><text:span text:style-name="T12">new</text:span><text:span text:style-name="T5"> Worm(</text:span><text:span text:style-name="T39">"joe"</text:span><text:span text:style-name="T5">)</text:span><text:span text:style-name="T12"> with</text:span><text:span text:style-name="T5"> Worker</text:span></text:p>
            <text:p text:id="id73" text:style-name="P8"><text:span text:style-name="T7">Ewaluacja od prawej do lewej with (override metod + łańcuch wywołań super)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Funkcje anonimowe</text:span></text:p>
          </draw:text-box>
        </draw:frame>
        <draw:frame presentation:style-name="pr4" draw:text-style-name="P11" draw:layer="layout" svg:width="25.199cm" svg:height="13.618cm" svg:x="1.4cm" svg:y="4.914cm" presentation:class="outline" presentation:user-transformed="true">
          <draw:text-box>
            <text:p text:id="id74" text:style-name="P8"><text:span text:style-name="T8">Funkcje anonimowe:</text:span></text:p>
            <text:p text:id="id75" text:style-name="P8"><text:span text:style-name="T41">(parametry) =&gt; { ciało }</text:span></text:p>
            <text:p text:id="id76" text:style-name="P8"><text:span text:style-name="T42">Przypiszmy:</text:span><text:span text:style-name="T42"><text:line-break/></text:span><text:span text:style-name="T43">val</text:span><text:span text:style-name="T41"> f = (i: </text:span><text:span text:style-name="T43">Int</text:span><text:span text:style-name="T41">) =&gt; { i * 2 }</text:span><text:span text:style-name="T41"><text:line-break/></text:span><text:span text:style-name="T41">f(3) </text:span><text:span text:style-name="T31">//i wykonajmy...</text:span></text:p>
            <text:p text:id="id77" text:style-name="P8"><text:span text:style-name="T44">Jak przekazywać do funkcji?</text:span><text:span text:style-name="T44"><text:line-break/></text:span><text:span text:style-name="T43">def</text:span><text:span text:style-name="T41"> functional(f1: (</text:span><text:span text:style-name="T43">Int</text:span><text:span text:style-name="T41">, </text:span><text:span text:style-name="T43">Float</text:span><text:span text:style-name="T41">) =&gt; </text:span><text:span text:style-name="T43">Int</text:span><text:span text:style-name="T41">)) { </text:span><text:span text:style-name="T31">//ładna definicja</text:span><text:span text:style-name="T41"><text:line-break/></text:span><text:span text:style-name="T41"><text:tab/></text:span><text:span text:style-name="T41">f1(0, 0.1)</text:span><text:span text:style-name="T41"><text:line-break/></text:span><text:span text:style-name="T41">}</text:span></text:p>
            <text:p text:id="id78" text:style-name="P8"><text:span text:style-name="T45">Partialy applied functions:</text:span></text:p>
            <text:p text:id="id79" text:style-name="P8"><text:span text:style-name="T43">val</text:span><text:span text:style-name="T41"> paf = func(first_param, _ : Type)</text:span></text:p>
            <text:p text:id="id80" text:style-name="P8"><text:span text:style-name="T41">paf(t1) </text:span><text:span text:style-name="T31">//func(first_param, t1)</text:span><text:span text:style-name="T41"><text:line-break/></text:span><text:span text:style-name="T41">paf(t2) </text:span><text:span text:style-name="T31">//func(first_param, t2)</text:span></text:p>
            <text:p text:style-name="P8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 presentation:user-transformed="true">
          <draw:text-box>
            <text:p><text:span text:style-name="T3">Styl funkcyjny</text:span></text:p>
          </draw:text-box>
        </draw:frame>
        <draw:frame presentation:style-name="pr4" draw:text-style-name="P11" draw:layer="layout" svg:width="25.199cm" svg:height="13.776cm" svg:x="1.4cm" svg:y="4.914cm" presentation:class="outline" presentation:user-transformed="true">
          <draw:text-box>
            <text:p text:id="id81" text:style-name="P8"><text:span text:style-name="T46">Programowanie funkcyjne:</text:span></text:p>
            <text:p text:id="id82" text:style-name="P8"><text:span text:style-name="T12">val</text:span><text:span text:style-name="T5"> list = List(1,2,3,4,5)</text:span><text:span text:style-name="T20"><text:line-break/></text:span><text:span text:style-name="T7">na dobry początek, teraz stwórzmy listę zawierającą dwukrotność tych elementów</text:span></text:p>
            <text:p text:id="id83" text:style-name="P8"><text:span text:style-name="T19">va</text:span><text:span text:style-name="T12">l</text:span><text:span text:style-name="T5"> l1 = list.map( (i) =&gt; i * 2 )</text:span><text:span text:style-name="T20"><text:line-break/></text:span><text:span text:style-name="T7">używając pełnej składni przekazujemy funkcję anonimową</text:span></text:p>
            <text:p text:id="id84" text:style-name="P8"><text:span text:style-name="T12">val</text:span><text:span text:style-name="T5"> l2 = list.map(_ * 2)</text:span><text:span text:style-name="T20"><text:line-break/></text:span><text:span text:style-name="T7">_ jest parametrem domyślnym, każde jego użycie reprezentuje kolejny parametr</text:span></text:p>
            <text:p text:id="id85" text:style-name="P8"><text:span text:style-name="T12">val</text:span><text:span text:style-name="T5"> l3 = list.map(2*)</text:span><text:span text:style-name="T20"><text:line-break/></text:span><text:span text:style-name="T7">jako parametr podejmy zwykłą, istniejącą funkcję (metodę) * z obiektu 2</text:span></text:p>
            <text:p text:id="id86" text:style-name="P8"><text:span text:style-name="T7">Znajdź maksimum? Nic prostrzego korzystając z automatycznego podawania parametrów:</text:span><text:span text:style-name="T7"><text:line-break/></text:span><text:span text:style-name="T12">val</text:span><text:span text:style-name="T5"> max = list.foldLeft(0) { Math.max }</text:span></text:p>
            <text:p text:id="id87" text:style-name="P8"><text:span text:style-name="T5">Skrótowe formy zapisu (to samo co wyżej):</text:span><text:span text:style-name="T5"><text:line-break/></text:span><text:span text:style-name="T12">val</text:span><text:span text:style-name="T5"> max = (0 /: list) { Math.max }</text:span></text:p>
            <text:p text:style-name="P8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Pattern Matching</text:span></text:p>
          </draw:text-box>
        </draw:frame>
        <draw:frame presentation:style-name="pr4" draw:text-style-name="P9" draw:layer="layout" svg:width="25.199cm" svg:height="16.35cm" svg:x="1.4cm" svg:y="4.114cm" presentation:class="outline" presentation:user-transformed="true">
          <draw:text-box>
            <text:p text:id="id88" text:style-name="P8"><text:span text:style-name="T47">Miodniejszy switch statment. Pierwszy pasujący od góry.</text:span></text:p>
            <text:p text:id="id89" text:style-name="P8"><text:span text:style-name="T12">for</text:span><text:span text:style-name="T5"> (a &lt;- args) a </text:span><text:span text:style-name="T12">match</text:span><text:span text:style-name="T5"> {</text:span><text:span text:style-name="T5"><text:line-break/></text:span><text:span text:style-name="T5"> <text:s/></text:span><text:span text:style-name="T12">case</text:span><text:span text:style-name="T5"> </text:span><text:span text:style-name="T13">"-v"</text:span><text:span text:style-name="T5"> | </text:span><text:span text:style-name="T13">"-verbose"</text:span><text:span text:style-name="T5"> =&gt;</text:span><text:span text:style-name="T5"><text:line-break/></text:span><text:span text:style-name="T5"> <text:s text:c="3"/>verbose = </text:span><text:span text:style-name="T12">true</text:span><text:span text:style-name="T12"><text:line-break/></text:span><text:span text:style-name="T5"> <text:s/></text:span><text:span text:style-name="T12">case</text:span><text:span text:style-name="T5"> x =&gt;</text:span><text:span text:style-name="T5"><text:line-break/></text:span><text:span text:style-name="T5"> <text:s text:c="3"/>println(</text:span><text:span text:style-name="T13">"Unknown option: '"</text:span><text:span text:style-name="T5"> + x + </text:span><text:span text:style-name="T13">"'"</text:span><text:span text:style-name="T5">)</text:span><text:span text:style-name="T5"><text:line-break/></text:span><text:span text:style-name="T23">}</text:span></text:p>
            <text:p text:id="id90" text:style-name="P8"><text:span text:style-name="T12">case</text:span><text:span text:style-name="T5"> </text:span><text:span text:style-name="T23">_ - wildcard</text:span></text:p>
            <text:p text:id="id91" text:style-name="P8"><text:span text:style-name="T12">case</text:span><text:span text:style-name="T5"> (x, y) =&gt; printf(</text:span><text:span text:style-name="T13">"%d %d"</text:span><text:span text:style-name="T5">, x, y)</text:span></text:p>
            <text:p text:id="id92" text:style-name="P8"><text:span text:style-name="T12">case</text:span><text:span text:style-name="T36"> </text:span><text:span text:style-name="T18">List(</text:span><text:span text:style-name="T48">"first"</text:span><text:span text:style-name="T18">, </text:span><text:span text:style-name="T48">"second"</text:span><text:span text:style-name="T18">, oth @ _*) </text:span><text:span text:style-name="T31">//_* - pozostałe, tu nazwane oth</text:span></text:p>
            <text:p text:id="id93" text:style-name="P8"><text:span text:style-name="T43">case</text:span><text:span text:style-name="T49"> </text:span><text:span text:style-name="T41">x: Int if (x &gt; 9000) =&gt; print(</text:span><text:span text:style-name="T50">"over nine thousand!"</text:span><text:span text:style-name="T41">) </text:span><text:span text:style-name="T31">//guard</text:span></text:p>
            <text:p text:id="id94" text:style-name="P8"><text:span text:style-name="T7">matchowanie XMLa</text:span></text:p>
            <text:p text:id="id95" text:style-name="P8"><text:span text:style-name="T7">case classes</text:span></text:p>
            <text:p text:id="id96" text:style-name="P8"><text:span text:style-name="T7">extractors</text:span></text:p>
            <text:p text:id="id97" text:style-name="P8"><text:span text:style-name="T7">regexps</text:span></text:p>
            <text:p text:style-name="P8"><text:span text:style-name="T5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9">
        <office:forms form:automatic-focus="false" form:apply-design-mode="false"/>
        <draw:frame presentation:style-name="pr6" draw:text-style-name="P12" draw:layer="layout" svg:width="25.199cm" svg:height="3.507cm" svg:x="1.4cm" svg:y="5.636cm" presentation:class="title" presentation:user-transformed="true">
          <draw:text-box>
            <text:p text:id="id98"><text:span text:style-name="T52">To tylko początek.</text:span></text:p>
          </draw:text-box>
        </draw:frame>
        <draw:frame presentation:style-name="pr6" draw:text-style-name="P13" draw:layer="layout" svg:width="25.199cm" svg:height="3.507cm" svg:x="1.5cm" svg:y="10cm" presentation:class="title" presentation:user-transformed="true">
          <draw:text-box>
            <text:p text:id="id99" text:style-name="P8"><text:span text:style-name="T53">Pytania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><text:span text:style-name="T3">Źródła</text:span></text:p>
          </draw:text-box>
        </draw:frame>
        <draw:frame presentation:style-name="pr4" draw:text-style-name="P1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4"><text:a xlink:href="http://www.scala-lang.org/">http://www.scala-lang.org/</text:a></text:span></text:p>
              </text:list-item>
              <text:list-item>
                <text:p><text:span text:style-name="T54">„</text:span><text:span text:style-name="T54">Programming Scala” Venkat Subramaniam (Pragmatric Bookshelf)</text:span></text:p>
              </text:list-item>
              <text:list-item>
                <text:p><text:span text:style-name="T54"><text:a xlink:href="http://programming-scala.labs.oreilly.com/">http://programming-scala.labs.oreilly.com/</text:a></text:span></text:p>
              </text:list-item>
              <text:list-item>
                <text:p><text:span text:style-name="T54"><text:a xlink:href="http://www.scala-lang.org/docu/files/ScalaTutorial.pdf">http://www.scala-lang.org/docu/files/ScalaTutorial.pdf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5T14:07:37.47</meta:creation-date>
    <meta:editing-duration>PT61H00M50S</meta:editing-duration>
    <meta:editing-cycles>90</meta:editing-cycles>
    <dc:date>2011-03-03T15:26:45.19</dc:date>
    <meta:generator>OpenOffice.org/3.2$Win32 OpenOffice.org_project/320m18$Build-9502</meta:generator>
    <meta:document-statistic meta:object-count="91"/>
  </office:meta>
</office:document-meta>
</file>